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11.svm" manifest:media-type=""/>
  <manifest:file-entry manifest:full-path="Pictures/TablePreview5.svm" manifest:media-type=""/>
  <manifest:file-entry manifest:full-path="Pictures/TablePreview10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Carlito" svg:font-family="Carlito"/>
    <style:font-face style:name="Carlito1" svg:font-family="Carli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34cm" svg:stroke-color="#002060" draw:stroke-linejoin="miter" svg:stroke-linecap="butt" draw:fill="solid" draw:fill-color="#158466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766cm" fo:min-width="20.034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106cm" svg:stroke-color="#3465a4" draw:marker-start-width="0.359cm" draw:marker-end-width="0.359cm" draw:fill="none" draw:textarea-horizontal-align="center" draw:textarea-vertical-align="middle" fo:padding-top="0.053cm" fo:padding-bottom="0.053cm" fo:padding-left="0.053cm" fo:padding-right="0.053cm"/>
    </style:style>
    <style:style style:name="gr5" style:family="graphic" style:parent-style-name="objectwithoutfill">
      <style:graphic-properties draw:stroke="dash" draw:stroke-dash="Long_20_Dash" svg:stroke-width="0.159cm" svg:stroke-color="#00a933" draw:marker-start-width="0.438cm" draw:marker-end-width="0.438cm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6" style:family="graphic" style:parent-style-name="standard">
      <style:graphic-properties draw:stroke="solid" svg:stroke-width="0.034cm" svg:stroke-color="#00a933" draw:stroke-linejoin="miter" svg:stroke-linecap="butt" draw:fill="solid" draw:fill-color="#00a933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4.444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159cm" svg:stroke-color="#55308d" draw:marker-start-width="0.438cm" draw:marker-end-width="0.438cm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9" style:family="graphic" style:parent-style-name="standard">
      <style:graphic-properties draw:stroke="solid" svg:stroke-width="0.034cm" svg:stroke-color="#55308d" draw:stroke-linejoin="miter" svg:stroke-linecap="butt" draw:fill="solid" draw:fill-color="#55308d" fo:padding-top="0.017cm" fo:padding-bottom="0.017cm" fo:padding-left="0.017cm" fo:padding-right="0.017cm"/>
    </style:style>
    <style:style style:name="gr10" style:family="graphic" style:parent-style-name="objectwithoutfill">
      <style:graphic-properties draw:stroke="dash" draw:stroke-dash="Long_20_Dash" svg:stroke-width="0.159cm" svg:stroke-color="#f10d0c" draw:marker-start-width="0.438cm" draw:marker-end-width="0.438cm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11" style:family="graphic" style:parent-style-name="standard">
      <style:graphic-properties draw:stroke="solid" svg:stroke-width="0.034cm" svg:stroke-color="#55308d" draw:stroke-linejoin="miter" svg:stroke-linecap="butt" draw:fill="solid" draw:fill-color="#f10d0c" fo:padding-top="0.017cm" fo:padding-bottom="0.017cm" fo:padding-left="0.017cm" fo:padding-right="0.017cm"/>
    </style:style>
    <style:style style:name="gr12" style:family="graphic" style:parent-style-name="objectwithoutfill">
      <style:graphic-properties draw:stroke="dash" draw:stroke-dash="Long_20_Dash" svg:stroke-width="0.159cm" svg:stroke-color="#81d41a" draw:marker-start-width="0.438cm" draw:marker-end-width="0.438cm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13" style:family="graphic" style:parent-style-name="standard">
      <style:graphic-properties draw:stroke="solid" svg:stroke-width="0.034cm" svg:stroke-color="#55308d" draw:stroke-linejoin="miter" svg:stroke-linecap="butt" draw:fill="solid" draw:fill-color="#81d41a" fo:padding-top="0.017cm" fo:padding-bottom="0.017cm" fo:padding-left="0.017cm" fo:padding-right="0.017cm"/>
    </style:style>
    <style:style style:name="gr14" style:family="graphic" style:parent-style-name="objectwithoutfill">
      <style:graphic-properties draw:stroke="dash" draw:stroke-dash="Long_20_Dash" svg:stroke-width="0.159cm" svg:stroke-color="#650953" draw:marker-start-width="0.438cm" draw:marker-end-width="0.438cm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15" style:family="graphic" style:parent-style-name="standard">
      <style:graphic-properties draw:stroke="solid" svg:stroke-width="0.034cm" svg:stroke-color="#55308d" draw:stroke-linejoin="miter" svg:stroke-linecap="butt" draw:fill="solid" draw:fill-color="#650953" fo:padding-top="0.017cm" fo:padding-bottom="0.017cm" fo:padding-left="0.017cm" fo:padding-right="0.017cm"/>
    </style:style>
    <style:style style:name="gr16" style:family="graphic" style:parent-style-name="objectwithoutfill">
      <style:graphic-properties draw:stroke="dash" draw:stroke-dash="Long_20_Dash" svg:stroke-width="0.159cm" svg:stroke-color="#ff8000" draw:marker-start-width="0.438cm" draw:marker-end-width="0.438cm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17" style:family="graphic" style:parent-style-name="standard">
      <style:graphic-properties draw:stroke="solid" svg:stroke-width="0.034cm" svg:stroke-color="#55308d" draw:stroke-linejoin="miter" svg:stroke-linecap="butt" draw:fill="solid" draw:fill-color="#ff8000" fo:padding-top="0.017cm" fo:padding-bottom="0.017cm" fo:padding-left="0.017cm" fo:padding-right="0.017cm"/>
    </style:style>
    <style:style style:name="co1" style:family="table-column">
      <style:table-column-properties style:column-width="2.071cm" style:use-optimal-column-width="false"/>
    </style:style>
    <style:style style:name="co2" style:family="table-column">
      <style:table-column-properties style:column-width="7.533cm" style:use-optimal-column-width="false"/>
    </style:style>
    <style:style style:name="co3" style:family="table-column">
      <style:table-column-properties style:column-width="4.336cm" style:use-optimal-column-width="false"/>
    </style:style>
    <style:style style:name="ro1" style:family="table-row">
      <style:table-row-properties style:row-height="1.513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2cm" style:use-optimal-row-height="false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ce2" style:family="table-cell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style:font-size-asian="20pt" style:font-size-complex="20pt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="solid" draw:fill-color="#158466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50pt" style:font-size-asian="50pt" style:font-size-complex="5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a933"/>
    </style:style>
    <style:style style:name="P10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1" style:family="paragraph">
      <loext:graphic-properties draw:fill="solid" draw:fill-color="#55308d"/>
    </style:style>
    <style:style style:name="P12" style:family="paragraph">
      <loext:graphic-properties draw:fill="solid" draw:fill-color="#f10d0c"/>
    </style:style>
    <style:style style:name="P13" style:family="paragraph">
      <loext:graphic-properties draw:fill="solid" draw:fill-color="#81d41a"/>
    </style:style>
    <style:style style:name="P14" style:family="paragraph">
      <loext:graphic-properties draw:fill="solid" draw:fill-color="#650953"/>
    </style:style>
    <style:style style:name="P15" style:family="paragraph">
      <loext:graphic-properties draw:fill="solid" draw:fill-color="#ff800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loext:opacity="100%" style:font-name="Carlito" fo:font-size="50pt" fo:font-weight="bold" style:font-name-asian="Carlito" style:font-size-asian="50pt" style:font-weight-asian="bold" style:font-name-complex="Carlito" style:font-size-complex="50pt" style:font-weight-complex="bold"/>
    </style:style>
    <style:style style:name="T4" style:family="text">
      <style:text-properties fo:color="#ffffff" loext:opacity="100%" style:font-name="Carlito" fo:font-size="32pt" fo:font-weight="bold" style:font-name-asian="Carlito" style:font-size-asian="32pt" style:font-weight-asian="bold" style:font-name-complex="Carlito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standard" draw:layer="layout" svg:width="13.939cm" svg:height="15.52cm" svg:x="5.821cm" svg:y="3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"><text:span text:style-name="T1">Usu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Usuario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Usuario_Nombre</text:span></text:p>
              </table:table-cell>
              <table:table-cell>
                <text:p text:style-name="P1"><text:span text:style-name="T1">Varchar(1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ontraseña</text:span></text:p>
              </table:table-cell>
              <table:table-cell>
                <text:p text:style-name="P1"><text:span text:style-name="T1">Varchar(1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tus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Rol</text:span></text:p>
              </table:table-cell>
              <table:table-cell>
                <text:p text:style-name="P1"><text:span text:style-name="T1">Enu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939cm" svg:height="16.006cm" svg:x="5.972cm" svg:y="33.2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Cliente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Cliente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Alias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rección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Telefono</text:span></text:p>
              </table:table-cell>
              <table:table-cell>
                <text:p text:style-name="P1"><text:span text:style-name="T1">Varchar(10)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4" draw:layer="layout" svg:x1="44.459cm" svg:y1="43.921cm" svg:x2="44.459cm" svg:y2="44.873cm">
          <text:p/>
        </draw:line>
        <draw:frame draw:style-name="standard" draw:layer="layout" svg:width="13.939cm" svg:height="12.002cm" svg:x="28.863cm" svg:y="7.04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Sesión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PK</text:p>
              </table:table-cell>
              <table:table-cell>
                <text:p text:style-name="P1"><text:span text:style-name="T1">Folio_Sesio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Fk</text:p>
              </table:table-cell>
              <table:table-cell>
                <text:p text:style-name="P1">Clave_Usuario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Estado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Hora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939cm" svg:height="14.004cm" svg:x="36.209cm" svg:y="31.7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ispositivo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Dispositivo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lave_Cliente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rección_Mac</text:span></text:p>
              </table:table-cell>
              <table:table-cell>
                <text:p text:style-name="P1"><text:span text:style-name="T1">Varchar(2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spositivo</text:span></text:p>
              </table:table-cell>
              <table:table-cell>
                <text:p text:style-name="P1"><text:span text:style-name="T1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Tipo</text:span></text:p>
              </table:table-cell>
              <table:table-cell>
                <text:p text:style-name="P1"><text:span text:style-name="T1">Enum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939cm" svg:height="16.006cm" svg:x="28.29cm" svg:y="50.40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Conexion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Conexión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Id_Di</text:span><text:span text:style-name="T1">sposi</text:span><text:span text:style-name="T1">tivo</text:span></text:p>
              </table:table-cell>
              <table:table-cell>
                <text:p text:style-name="P1"><text:span text:style-name="T1">Varch</text:span><text:span text:style-name="T1">ar(20</text:span><text:span text:style-name="T1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</text:span><text:span text:style-name="T1">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Inicio</text:span></text:p>
              </table:table-cell>
              <table:table-cell>
                <text:p text:style-name="P1"><text:span text:style-name="T1">Date</text:span><text:span text:style-name="T1">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inal</text:span></text:p>
              </table:table-cell>
              <table:table-cell>
                <text:p text:style-name="P1"><text:span text:style-name="T1">Date</text:span><text:span text:style-name="T1">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</text:span><text:span text:style-name="T1">ripció</text:span><text:span text:style-name="T1">n</text:span></text:p>
              </table:table-cell>
              <table:table-cell>
                <text:p text:style-name="P1"><text:span text:style-name="T1">Varch</text:span><text:span text:style-name="T1">ar(25</text:span><text:span text:style-name="T1">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939cm" svg:height="12.002cm" svg:x="55.069cm" svg:y="5.612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Venta</text:span><text:span text:style-name="T1">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FK</text:p>
              </table:table-cell>
              <table:table-cell>
                <text:p text:style-name="P1"><text:span text:style-name="T1">Folio_Sesio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lv_Cliente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echa</text:span></text:p>
              </table:table-cell>
              <table:table-cell>
                <text:p text:style-name="P1"><text:span text:style-name="T1">DateTim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3.939cm" svg:height="10cm" svg:x="79.534cm" svg:y="8.91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Pag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Pago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ntidad</text:span></text:p>
              </table:table-cell>
              <table:table-cell>
                <text:p text:style-name="P1"><text:span text:style-name="T1">Doubl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939cm" svg:height="18.008cm" svg:x="97.397cm" svg:y="0.363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i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Operació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Sesió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tegoria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Monto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Tip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ripción 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Fecha</text:span></text:p>
              </table:table-cell>
              <table:table-cell>
                <text:p text:style-name="P1"><text:span text:style-name="T1">DateTim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3.939cm" svg:height="12.005cm" svg:x="62.273cm" svg:y="35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etalle_Vent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FK</text:p>
              </table:table-cell>
              <table:table-cell>
                <text:p text:style-name="P1">Codigo_Barras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ntidad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Precio</text:span></text:p>
              </table:table-cell>
              <table:table-cell>
                <text:p text:style-name="P1"><text:span text:style-name="T1">Doubl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3.939cm" svg:height="22.012cm" svg:x="83.414cm" svg:y="37.359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odigo_Barras</text:span></text:p>
              </table:table-cell>
              <table:table-cell>
                <text:p text:style-name="P1"><text:span text:style-name="T1">Varchar(13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Descripción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Precio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Marca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Categoria</text:p>
              </table:table-cell>
              <table:table-cell>
                <text:p text:style-name="P1">Enum</text:p>
              </table:table-cell>
            </table:table-row>
            <table:table-row table:style-name="ro3" table:default-cell-style-name="ce1">
              <table:table-cell/>
              <table:table-cell>
                <text:p text:style-name="P1">Stock</text:p>
              </table:table-cell>
              <table:table-cell>
                <text:p text:style-name="P1">Double</text:p>
              </table:table-cell>
            </table:table-row>
            <table:table-row table:style-name="ro3" table:default-cell-style-name="ce1">
              <table:table-cell/>
              <table:table-cell>
                <text:p text:style-name="P1">Unidad_Medida</text:p>
              </table:table-cell>
              <table:table-cell>
                <text:p text:style-name="P1">Enum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3.939cm" svg:height="24.014cm" svg:x="103.869cm" svg:y="35.39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Bitacora_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BItacora</text:span></text:p>
              </table:table-cell>
              <table:table-cell>
                <text:p text:style-name="P1"><text:span text:style-name="T1">Varchar(1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odigo_Barras</text:span></text:p>
              </table:table-cell>
              <table:table-cell>
                <text:p text:style-name="P1"><text:span text:style-name="T1">Varchar(13)</text:span></text:p>
              </table:table-cell>
            </table:table-row>
            <table:table-row table:style-name="ro3" table:default-cell-style-name="ce1">
              <table:table-cell>
                <text:p text:style-name="P3">FK</text:p>
              </table:table-cell>
              <table:table-cell>
                <text:p text:style-name="P1">Clv_Sesión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Movimient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Justificación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>
                <text:p text:style-name="P3"><text:s text:c="4"/></text:p>
              </table:table-cell>
              <table:table-cell>
                <text:p text:style-name="P1"><text:span text:style-name="T1">Valor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Creado_Por</text:p>
              </table:table-cell>
              <table:table-cell>
                <text:p text:style-name="P1">Varchar(50)</text:p>
              </table:table-cell>
            </table:table-row>
            <table:table-row table:style-name="ro3" table:default-cell-style-name="ce1">
              <table:table-cell/>
              <table:table-cell>
                <text:p text:style-name="P1">Fecha_Creación</text:p>
              </table:table-cell>
              <table:table-cell>
                <text:p text:style-name="P1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1">Ultima_Actualización_Por</text:p>
              </table:table-cell>
              <table:table-cell>
                <text:p text:style-name="P1">Varchar(50)</text:p>
                <text:p text:style-name="P1"/>
              </table:table-cell>
            </table:table-row>
            <table:table-row table:style-name="ro3" table:default-cell-style-name="ce1">
              <table:table-cell/>
              <table:table-cell>
                <text:p text:style-name="P1">Ultima_Fecha_Actualizacion</text:p>
              </table:table-cell>
              <table:table-cell>
                <text:p text:style-name="P1">DateTime</text:p>
              </table:table-cell>
            </table:table-row>
          </table:table>
          <draw:image xlink:href="Pictures/TablePreview11.svm" xlink:type="simple" xlink:show="embed" xlink:actuate="onLoad"/>
        </draw:frame>
        <draw:path draw:style-name="gr2" draw:text-style-name="P5" draw:layer="layout" svg:width="22.931cm" svg:height="2.757cm" svg:x="61.205cm" svg:y="0.417cm" svg:viewBox="0 0 22932 2758" svg:d="M0 459c0-81 34-159 96-230 62-70 150-127 257-168 106-40 228-61 349-61h21528c124 0 243 21 350 63 109 39 194 98 259 168 59 69 93 148 93 228v1839c0 81-31 159-93 229-61 71-150 127-259 168-107 40-226 62-350 62l-21528 1c-124 0-243-21-350-63-109-39-194-97-259-168-59-70-93-148-93-228z">
          <text:p/>
        </draw:path>
        <draw:frame draw:style-name="gr3" draw:text-style-name="P7" draw:layer="layout" svg:width="20.034cm" svg:height="1.766cm" svg:x="63.097cm" svg:y="1.056cm">
          <draw:text-box>
            <text:p text:style-name="P6"><text:span text:style-name="T3">Diagrama de Base </text:span><text:span text:style-name="T3">de Datos</text:span></text:p>
          </draw:text-box>
        </draw:frame>
        <draw:line draw:style-name="gr4" draw:text-style-name="P8" draw:layer="layout" svg:x1="5.715cm" svg:y1="7.62cm" svg:x2="4.127cm" svg:y2="7.62cm">
          <text:p/>
        </draw:line>
        <draw:line draw:style-name="gr4" draw:text-style-name="P8" draw:layer="layout" svg:x1="4.127cm" svg:y1="7.702cm" svg:x2="4.127cm" svg:y2="2.622cm">
          <text:p/>
        </draw:line>
        <draw:line draw:style-name="gr4" draw:text-style-name="P8" draw:layer="layout" svg:x1="4.127cm" svg:y1="2.54cm" svg:x2="22.86cm" svg:y2="2.54cm">
          <text:p/>
        </draw:line>
        <draw:line draw:style-name="gr4" draw:text-style-name="P8" draw:layer="layout" svg:x1="22.86cm" svg:y1="2.54cm" svg:x2="22.86cm" svg:y2="13.97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36.194cm" svg:y1="38.417cm" svg:x2="20.002cm" svg:y2="38.417cm">
          <text:p/>
        </draw:line>
        <draw:line draw:style-name="gr4" draw:text-style-name="P8" draw:layer="layout" svg:x1="34.925cm" svg:y1="37.765cm" svg:x2="34.925cm" svg:y2="39.035cm">
          <text:p/>
        </draw:line>
        <draw:line draw:style-name="gr4" draw:text-style-name="P8" draw:layer="layout" svg:x1="34.924cm" svg:y1="38.417cm" svg:x2="36.194cm" svg:y2="39.052cm">
          <text:p/>
        </draw:line>
        <draw:line draw:style-name="gr4" draw:text-style-name="P8" draw:layer="layout" svg:x1="34.924cm" svg:y1="38.318cm" svg:x2="36.194cm" svg:y2="37.782cm">
          <text:p/>
        </draw:line>
        <draw:line draw:style-name="gr4" draw:text-style-name="P8" draw:layer="layout" svg:x1="50.165cm" svg:y1="36.512cm" svg:x2="52.387cm" svg:y2="36.512cm">
          <text:p/>
        </draw:line>
        <draw:line draw:style-name="gr4" draw:text-style-name="P8" draw:layer="layout" svg:x1="52.387cm" svg:y1="36.512cm" svg:x2="52.387cm" svg:y2="49.53cm">
          <text:p/>
        </draw:line>
        <draw:line draw:style-name="gr4" draw:text-style-name="P8" draw:layer="layout" svg:x1="52.37cm" svg:y1="49.515cm" svg:x2="25.382cm" svg:y2="49.515cm">
          <text:p/>
        </draw:line>
        <draw:line draw:style-name="gr4" draw:text-style-name="P8" draw:layer="layout" svg:x1="25.382cm" svg:y1="49.532cm" svg:x2="25.4cm" svg:y2="57.47cm">
          <text:p/>
        </draw:line>
        <draw:line draw:style-name="gr4" draw:text-style-name="P8" draw:layer="layout" svg:x1="28.257cm" svg:y1="57.488cm" svg:x2="25.4cm" svg:y2="57.47cm">
          <text:p/>
        </draw:line>
        <draw:line draw:style-name="gr4" draw:text-style-name="P8" draw:layer="layout" svg:x1="27.07cm" svg:y1="56.835cm" svg:x2="27.07cm" svg:y2="58.105cm">
          <text:p/>
        </draw:line>
        <draw:line draw:style-name="gr4" draw:text-style-name="P8" draw:layer="layout" svg:x1="26.987cm" svg:y1="57.488cm" svg:x2="28.257cm" svg:y2="58.123cm">
          <text:p/>
        </draw:line>
        <draw:line draw:style-name="gr4" draw:text-style-name="P8" draw:layer="layout" svg:x1="26.987cm" svg:y1="57.389cm" svg:x2="28.257cm" svg:y2="56.853cm">
          <text:p/>
        </draw:line>
        <draw:line draw:style-name="gr4" draw:text-style-name="P8" draw:layer="layout" svg:x1="55.244cm" svg:y1="12.382cm" svg:x2="42.862cm" svg:y2="12.382cm">
          <text:p/>
        </draw:line>
        <draw:line draw:style-name="gr4" draw:text-style-name="P8" draw:layer="layout" svg:x1="54.057cm" svg:y1="11.729cm" svg:x2="54.057cm" svg:y2="12.999cm">
          <text:p/>
        </draw:line>
        <draw:line draw:style-name="gr4" draw:text-style-name="P8" draw:layer="layout" svg:x1="53.974cm" svg:y1="12.382cm" svg:x2="55.244cm" svg:y2="13.017cm">
          <text:p/>
        </draw:line>
        <draw:line draw:style-name="gr4" draw:text-style-name="P8" draw:layer="layout" svg:x1="53.974cm" svg:y1="12.283cm" svg:x2="55.244cm" svg:y2="11.747cm">
          <text:p/>
        </draw:line>
        <draw:line draw:style-name="gr4" draw:text-style-name="P8" draw:layer="layout" svg:x1="6.032cm" svg:y1="38.1cm" svg:x2="4.445cm" svg:y2="38.1cm">
          <text:p/>
        </draw:line>
        <draw:line draw:style-name="gr4" draw:text-style-name="P8" draw:layer="layout" svg:x1="4.445cm" svg:y1="38.1cm" svg:x2="4.445cm" svg:y2="30.48cm">
          <text:p/>
        </draw:line>
        <draw:line draw:style-name="gr4" draw:text-style-name="P8" draw:layer="layout" svg:x1="4.445cm" svg:y1="30.48cm" svg:x2="47.942cm" svg:y2="30.48cm">
          <text:p/>
        </draw:line>
        <draw:line draw:style-name="gr4" draw:text-style-name="P8" draw:layer="layout" svg:x1="47.942cm" svg:y1="30.48cm" svg:x2="47.942cm" svg:y2="14.287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28.892cm" svg:y1="13.97cm" svg:x2="22.86cm" svg:y2="13.97cm">
          <text:p/>
        </draw:line>
        <draw:line draw:style-name="gr4" draw:text-style-name="P8" draw:layer="layout" svg:x1="27.705cm" svg:y1="13.317cm" svg:x2="27.705cm" svg:y2="14.587cm">
          <text:p/>
        </draw:line>
        <draw:line draw:style-name="gr4" draw:text-style-name="P8" draw:layer="layout" svg:x1="27.622cm" svg:y1="13.97cm" svg:x2="28.892cm" svg:y2="14.605cm">
          <text:p/>
        </draw:line>
        <draw:line draw:style-name="gr4" draw:text-style-name="P8" draw:layer="layout" svg:x1="27.622cm" svg:y1="13.871cm" svg:x2="28.892cm" svg:y2="13.335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8.878cm" svg:y2="14.25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layout" svg:x1="54.91cm" svg:y1="14.257cm" svg:x2="47.942cm" svg:y2="14.287cm">
          <text:p/>
        </draw:line>
        <draw:line draw:style-name="gr4" draw:text-style-name="P8" draw:layer="layout" svg:x1="53.723cm" svg:y1="13.604cm" svg:x2="53.723cm" svg:y2="14.874cm">
          <text:p/>
        </draw:line>
        <draw:line draw:style-name="gr4" draw:text-style-name="P8" draw:layer="layout" svg:x1="53.64cm" svg:y1="14.257cm" svg:x2="54.91cm" svg:y2="14.892cm">
          <text:p/>
        </draw:line>
        <draw:line draw:style-name="gr4" draw:text-style-name="P8" draw:layer="layout" svg:x1="53.64cm" svg:y1="14.158cm" svg:x2="54.91cm" svg:y2="13.622cm">
          <text:p/>
        </draw:line>
        <draw:line draw:style-name="gr4" draw:text-style-name="P8" draw:layer="measurelines" svg:x1="79.375cm" svg:y1="15.893cm" svg:x2="73.66cm" svg:y2="15.875cm">
          <text:p/>
        </draw:line>
        <draw:line draw:style-name="gr4" draw:text-style-name="P8" draw:layer="measurelines" svg:x1="78.188cm" svg:y1="15.24cm" svg:x2="78.188cm" svg:y2="16.51cm">
          <text:p/>
        </draw:line>
        <draw:line draw:style-name="gr4" draw:text-style-name="P8" draw:layer="measurelines" svg:x1="78.105cm" svg:y1="15.893cm" svg:x2="79.375cm" svg:y2="16.528cm">
          <text:p/>
        </draw:line>
        <draw:line draw:style-name="gr4" draw:text-style-name="P8" draw:layer="measurelines" svg:x1="78.105cm" svg:y1="15.794cm" svg:x2="79.375cm" svg:y2="15.258cm">
          <text:p/>
        </draw:line>
        <draw:line draw:style-name="gr4" draw:text-style-name="P8" draw:layer="measurelines" svg:x1="68.897cm" svg:y1="11.43cm" svg:x2="71.12cm" svg:y2="11.43cm">
          <text:p/>
        </draw:line>
        <draw:line draw:style-name="gr4" draw:text-style-name="P8" draw:layer="measurelines" svg:x1="71.12cm" svg:y1="11.347cm" svg:x2="71.12cm" svg:y2="32.937cm">
          <text:p/>
        </draw:line>
        <draw:line draw:style-name="gr4" draw:text-style-name="P8" draw:layer="measurelines" svg:x1="71.102cm" svg:y1="32.82cm" svg:x2="58.737cm" svg:y2="32.702cm">
          <text:p/>
        </draw:line>
        <draw:line draw:style-name="gr4" draw:text-style-name="P8" draw:layer="measurelines" svg:x1="58.837cm" svg:y1="32.62cm" svg:x2="58.737cm" svg:y2="40.322cm">
          <text:p/>
        </draw:line>
        <draw:line draw:style-name="gr4" draw:text-style-name="P8" draw:layer="measurelines" svg:x1="62.23cm" svg:y1="40.027cm" svg:x2="58.737cm" svg:y2="40.005cm">
          <text:p/>
        </draw:line>
        <draw:line draw:style-name="gr4" draw:text-style-name="P8" draw:layer="measurelines" svg:x1="61.043cm" svg:y1="39.374cm" svg:x2="61.043cm" svg:y2="40.644cm">
          <text:p/>
        </draw:line>
        <draw:line draw:style-name="gr4" draw:text-style-name="P8" draw:layer="measurelines" svg:x1="60.96cm" svg:y1="40.027cm" svg:x2="62.23cm" svg:y2="40.662cm">
          <text:p/>
        </draw:line>
        <draw:line draw:style-name="gr4" draw:text-style-name="P8" draw:layer="measurelines" svg:x1="60.96cm" svg:y1="39.928cm" svg:x2="62.23cm" svg:y2="39.392cm">
          <text:p/>
        </draw:line>
        <draw:line draw:style-name="gr4" draw:text-style-name="P8" draw:layer="measurelines" svg:x1="83.302cm" svg:y1="42.227cm" svg:x2="76.317cm" svg:y2="42.227cm">
          <text:p/>
        </draw:line>
        <draw:line draw:style-name="gr4" draw:text-style-name="P8" draw:layer="measurelines" svg:x1="77.543cm" svg:y1="41.574cm" svg:x2="77.543cm" svg:y2="42.844cm">
          <text:p/>
        </draw:line>
        <draw:line draw:style-name="gr4" draw:text-style-name="P8" draw:layer="measurelines" svg:x1="77.543cm" svg:y1="41.474cm" svg:x2="77.543cm" svg:y2="42.744cm">
          <text:p/>
        </draw:line>
        <draw:line draw:style-name="gr4" draw:text-style-name="P8" draw:layer="measurelines" svg:x1="77.47cm" svg:y1="42.345cm" svg:x2="76.2cm" svg:y2="42.98cm">
          <text:p/>
        </draw:line>
        <draw:line draw:style-name="gr4" draw:text-style-name="P8" draw:layer="measurelines" svg:x1="77.47cm" svg:y1="42.246cm" svg:x2="76.2cm" svg:y2="41.275cm">
          <text:p/>
        </draw:line>
        <draw:line draw:style-name="gr4" draw:text-style-name="P8" draw:layer="measurelines" svg:x1="103.822cm" svg:y1="42.563cm" svg:x2="97.472cm" svg:y2="42.545cm">
          <text:p/>
        </draw:line>
        <draw:line draw:style-name="gr4" draw:text-style-name="P8" draw:layer="measurelines" svg:x1="102.635cm" svg:y1="41.91cm" svg:x2="102.635cm" svg:y2="43.18cm">
          <text:p/>
        </draw:line>
        <draw:line draw:style-name="gr4" draw:text-style-name="P8" draw:layer="measurelines" svg:x1="102.552cm" svg:y1="42.563cm" svg:x2="103.822cm" svg:y2="43.198cm">
          <text:p/>
        </draw:line>
        <draw:line draw:style-name="gr4" draw:text-style-name="P8" draw:layer="measurelines" svg:x1="102.552cm" svg:y1="42.464cm" svg:x2="103.822cm" svg:y2="41.928cm">
          <text:p/>
        </draw:line>
        <draw:line draw:style-name="gr4" draw:text-style-name="P8" draw:layer="measurelines" svg:x1="103.822cm" svg:y1="44.468cm" svg:x2="100.647cm" svg:y2="44.468cm">
          <text:p/>
        </draw:line>
        <draw:line draw:style-name="gr4" draw:text-style-name="P8" draw:layer="measurelines" svg:x1="102.635cm" svg:y1="43.815cm" svg:x2="102.635cm" svg:y2="45.085cm">
          <text:p/>
        </draw:line>
        <draw:line draw:style-name="gr4" draw:text-style-name="P8" draw:layer="measurelines" svg:x1="102.552cm" svg:y1="44.468cm" svg:x2="103.822cm" svg:y2="45.103cm">
          <text:p/>
        </draw:line>
        <draw:line draw:style-name="gr4" draw:text-style-name="P8" draw:layer="measurelines" svg:x1="102.552cm" svg:y1="44.369cm" svg:x2="103.822cm" svg:y2="43.833cm">
          <text:p/>
        </draw:line>
        <draw:line draw:style-name="gr4" draw:text-style-name="P8" draw:layer="measurelines" svg:x1="100.647cm" svg:y1="44.45cm" svg:x2="100.647cm" svg:y2="67.945cm">
          <text:p/>
        </draw:line>
        <draw:line draw:style-name="gr4" draw:text-style-name="P8" draw:layer="measurelines" svg:x1="100.647cm" svg:y1="67.945cm" svg:x2="1.905cm" svg:y2="68.262cm">
          <text:p/>
        </draw:line>
        <draw:line draw:style-name="gr4" draw:text-style-name="P8" draw:layer="measurelines" svg:x1="1.905cm" svg:y1="68.262cm" svg:x2="2.222cm" svg:y2="28.257cm">
          <text:p/>
        </draw:line>
        <draw:line draw:style-name="gr4" draw:text-style-name="P8" draw:layer="measurelines" svg:x1="2.105cm" svg:y1="28.257cm" svg:x2="44.967cm" svg:y2="27.94cm">
          <text:p/>
        </draw:line>
        <draw:line draw:style-name="gr4" draw:text-style-name="P8" draw:layer="measurelines" svg:x1="44.867cm" svg:y1="27.822cm" svg:x2="45.085cm" svg:y2="12.7cm">
          <text:p/>
        </draw:line>
        <draw:line draw:style-name="gr4" draw:text-style-name="P8" draw:layer="measurelines" svg:x1="42.862cm" svg:y1="12.7cm" svg:x2="45.085cm" svg:y2="12.7cm">
          <text:p/>
        </draw:line>
        <draw:line draw:style-name="gr4" draw:text-style-name="P8" draw:layer="measurelines" svg:x1="73.66cm" svg:y1="15.875cm" svg:x2="73.66cm" svg:y2="10.795cm">
          <text:p/>
        </draw:line>
        <draw:line draw:style-name="gr4" draw:text-style-name="P8" draw:layer="measurelines" svg:x1="68.897cm" svg:y1="10.795cm" svg:x2="73.66cm" svg:y2="10.795cm">
          <text:p/>
        </draw:line>
        <draw:line draw:style-name="gr4" draw:text-style-name="P8" draw:layer="measurelines" svg:x1="42.862cm" svg:y1="11.43cm" svg:x2="50.165cm" svg:y2="11.43cm">
          <text:p/>
        </draw:line>
        <draw:line draw:style-name="gr4" draw:text-style-name="P8" draw:layer="measurelines" svg:x1="50.082cm" svg:y1="11.53cm" svg:x2="50.165cm" svg:y2="4.127cm">
          <text:p/>
        </draw:line>
        <draw:line draw:style-name="gr4" draw:text-style-name="P8" draw:layer="measurelines" svg:x1="50.165cm" svg:y1="4.127cm" svg:x2="92.075cm" svg:y2="4.127cm">
          <text:p/>
        </draw:line>
        <draw:line draw:style-name="gr4" draw:text-style-name="P8" draw:layer="measurelines" svg:x1="92.075cm" svg:y1="6.985cm" svg:x2="92.075cm" svg:y2="4.127cm">
          <text:p/>
        </draw:line>
        <draw:line draw:style-name="gr4" draw:text-style-name="P8" draw:layer="measurelines" svg:x1="97.472cm" svg:y1="7.203cm" svg:x2="92.075cm" svg:y2="7.185cm">
          <text:p/>
        </draw:line>
        <draw:line draw:style-name="gr4" draw:text-style-name="P8" draw:layer="measurelines" svg:x1="96.285cm" svg:y1="6.65cm" svg:x2="96.285cm" svg:y2="7.92cm">
          <text:p/>
        </draw:line>
        <draw:line draw:style-name="gr4" draw:text-style-name="P8" draw:layer="measurelines" svg:x1="96.202cm" svg:y1="7.303cm" svg:x2="97.472cm" svg:y2="7.938cm">
          <text:p/>
        </draw:line>
        <draw:line draw:style-name="gr4" draw:text-style-name="P8" draw:layer="measurelines" svg:x1="96.202cm" svg:y1="7.204cm" svg:x2="97.472cm" svg:y2="6.668cm">
          <text:p/>
        </draw:line>
        <draw:line draw:style-name="gr5" draw:text-style-name="P8" draw:layer="Layer4" svg:x1="5.08cm" svg:y1="32.702cm" svg:x2="20.955cm" svg:y2="32.702cm">
          <text:p/>
        </draw:line>
        <draw:line draw:style-name="gr5" draw:text-style-name="P8" draw:layer="Layer4" svg:x1="5.145cm" svg:y1="49.847cm" svg:x2="21.272cm" svg:y2="49.847cm">
          <text:p/>
        </draw:line>
        <draw:line draw:style-name="gr5" draw:text-style-name="P8" draw:layer="Layer4" svg:x1="5.08cm" svg:y1="32.702cm" svg:x2="5.08cm" svg:y2="49.53cm">
          <text:p/>
        </draw:line>
        <draw:line draw:style-name="gr5" draw:text-style-name="P8" draw:layer="Layer4" svg:x1="20.955cm" svg:y1="33.019cm" svg:x2="20.955cm" svg:y2="49.847cm">
          <text:p/>
        </draw:line>
        <draw:path draw:style-name="gr6" draw:text-style-name="P9" draw:layer="Layer4" svg:width="5.681cm" svg:height="1.585cm" draw:transform="skewX (-0.0308923277602996) translate (10.7869870204217cm 30.7989053039821cm)" svg:viewBox="0 0 5682 1586" svg:d="M0 264c0-47 8-91 24-132 15-41 37-73 64-97 26-23 56-35 86-35h5334c31 0 60 12 87 36 27 23 48 57 64 97 15 40 23 85 23 131v1058c0 46-7 91-23 131-15 41-37 73-64 97-27 23-56 36-87 36h-5334c-31 0-60-12-87-36-27-23-48-56-64-97-15-40-23-85-23-131z">
          <text:p/>
        </draw:path>
        <draw:frame draw:style-name="gr7" draw:text-style-name="P10" draw:layer="Layer4" svg:width="4.444cm" svg:height="1.132cm" svg:x="12.065cm" svg:y="31.115cm">
          <draw:text-box>
            <text:p text:style-name="P6"><text:span text:style-name="T4">Cliente</text:span></text:p>
          </draw:text-box>
        </draw:frame>
        <draw:line draw:style-name="gr8" draw:text-style-name="P8" draw:layer="Layer4" svg:x1="24.13cm" svg:y1="30.797cm" svg:x2="24.13cm" svg:y2="66.992cm">
          <text:p/>
        </draw:line>
        <draw:line draw:style-name="gr8" draw:text-style-name="P8" draw:layer="Layer4" svg:x1="53.657cm" svg:y1="30.797cm" svg:x2="53.657cm" svg:y2="66.992cm">
          <text:p/>
        </draw:line>
        <draw:line draw:style-name="gr8" draw:text-style-name="P8" draw:layer="Layer4" svg:x1="24.447cm" svg:y1="30.797cm" svg:x2="53.657cm" svg:y2="30.797cm">
          <text:p/>
        </draw:line>
        <draw:line draw:style-name="gr8" draw:text-style-name="P8" draw:layer="Layer4" svg:x1="24.665cm" svg:y1="66.992cm" svg:x2="53.875cm" svg:y2="66.992cm">
          <text:p/>
        </draw:line>
        <draw:path draw:style-name="gr9" draw:text-style-name="P11" draw:layer="Layer4" svg:width="5.681cm" svg:height="1.585cm" draw:transform="skewX (-0.0308923277602996) translate (27.6139870204217cm 33.9719053039821cm)" svg:viewBox="0 0 5682 1586" svg:d="M0 264c0-47 8-91 24-132 15-41 37-73 64-97 26-23 56-35 86-35h5334c31 0 60 12 87 36 27 23 48 57 64 97 15 40 23 85 23 131v1058c0 46-7 91-23 131-15 41-37 73-64 97-27 23-56 36-87 36h-5334c-31 0-60-12-87-36-27-23-48-56-64-97-15-40-23-85-23-131z">
          <text:p/>
        </draw:path>
        <draw:frame draw:style-name="gr7" draw:text-style-name="P10" draw:layer="Layer4" svg:width="4.444cm" svg:height="1.132cm" svg:x="29.392cm" svg:y="34.288cm">
          <draw:text-box>
            <text:p text:style-name="P6"><text:span text:style-name="T4">Wifi</text:span></text:p>
          </draw:text-box>
        </draw:frame>
        <draw:line draw:style-name="gr10" draw:text-style-name="P8" draw:layer="Layer4" svg:x1="3.492cm" svg:y1="20.32cm" svg:x2="44.132cm" svg:y2="20.32cm">
          <text:p/>
        </draw:line>
        <draw:line draw:style-name="gr10" draw:text-style-name="P8" draw:layer="Layer4" svg:x1="3.81cm" svg:y1="1.805cm" svg:x2="44.45cm" svg:y2="1.805cm">
          <text:p/>
        </draw:line>
        <draw:line draw:style-name="gr10" draw:text-style-name="P8" draw:layer="Layer4" svg:x1="3.492cm" svg:y1="1.587cm" svg:x2="3.492cm" svg:y2="20.32cm">
          <text:p/>
        </draw:line>
        <draw:line draw:style-name="gr10" draw:text-style-name="P8" draw:layer="Layer4" svg:x1="44.232cm" svg:y1="1.787cm" svg:x2="44.232cm" svg:y2="20.52cm">
          <text:p/>
        </draw:line>
        <draw:path draw:style-name="gr11" draw:text-style-name="P12" draw:layer="Layer4" svg:width="5.681cm" svg:height="1.585cm" draw:transform="skewX (-0.0308923277602996) translate (21.5819870204217cm 14.9219053039821cm)" svg:viewBox="0 0 5682 1586" svg:d="M0 264c0-47 8-91 24-132 15-41 37-73 64-97 26-23 56-35 86-35h5334c31 0 60 12 87 36 27 23 48 57 64 97 15 40 23 85 23 131v1058c0 46-7 91-23 131-15 41-37 73-64 97-27 23-56 36-87 36h-5334c-31 0-60-12-87-36-27-23-48-56-64-97-15-40-23-85-23-131z">
          <text:p/>
        </draw:path>
        <draw:frame draw:style-name="gr7" draw:text-style-name="P10" draw:layer="Layer4" svg:width="4.444cm" svg:height="1.132cm" svg:x="23.36cm" svg:y="15.238cm">
          <draw:text-box>
            <text:p text:style-name="P6"><text:span text:style-name="T4">Login</text:span></text:p>
          </draw:text-box>
        </draw:frame>
        <draw:line draw:style-name="gr12" draw:text-style-name="P8" draw:layer="Layer4" svg:x1="53.34cm" svg:y1="5.397cm" svg:x2="53.34cm" svg:y2="28.892cm">
          <text:p/>
        </draw:line>
        <draw:line draw:style-name="gr12" draw:text-style-name="P8" draw:layer="Layer4" svg:x1="57.785cm" svg:y1="29.209cm" svg:x2="57.785cm" svg:y2="49.53cm">
          <text:p/>
        </draw:line>
        <draw:line draw:style-name="gr12" draw:text-style-name="P8" draw:layer="Layer4" svg:x1="53.34cm" svg:y1="29.21cm" svg:x2="57.857cm" svg:y2="29.197cm">
          <text:p/>
        </draw:line>
        <draw:line draw:style-name="gr12" draw:text-style-name="P8" draw:layer="Layer4" svg:x1="57.902cm" svg:y1="49.23cm" svg:x2="77.587cm" svg:y2="49.23cm">
          <text:p/>
        </draw:line>
        <draw:line draw:style-name="gr12" draw:text-style-name="P8" draw:layer="Layer4" svg:x1="77.787cm" svg:y1="21.59cm" svg:x2="77.47cm" svg:y2="50.165cm">
          <text:p/>
        </draw:line>
        <draw:line draw:style-name="gr12" draw:text-style-name="P8" draw:layer="Layer4" svg:x1="78.105cm" svg:y1="21.59cm" svg:x2="94.932cm" svg:y2="21.59cm">
          <text:p/>
        </draw:line>
        <draw:line draw:style-name="gr12" draw:text-style-name="P8" draw:layer="Layer4" svg:x1="53.657cm" svg:y1="5.08cm" svg:x2="94.615cm" svg:y2="5.397cm">
          <text:p/>
        </draw:line>
        <draw:line draw:style-name="gr12" draw:text-style-name="P8" draw:layer="Layer4" svg:x1="94.615cm" svg:y1="5.397cm" svg:x2="94.615cm" svg:y2="21.59cm">
          <text:p/>
        </draw:line>
        <draw:path draw:style-name="gr13" draw:text-style-name="P13" draw:layer="Layer4" svg:width="5.681cm" svg:height="1.585cm" draw:transform="skewX (-0.0308923277602996) translate (58.4119870204217cm 24.1299053039821cm)" svg:viewBox="0 0 5682 1586" svg:d="M0 264c0-47 8-91 24-132 15-41 37-73 64-97 26-23 56-35 86-35h5334c31 0 60 12 87 36 27 23 48 57 64 97 15 40 23 85 23 131v1058c0 46-7 91-23 131-15 41-37 73-64 97-27 23-56 36-87 36h-5334c-31 0-60-12-87-36-27-23-48-56-64-97-15-40-23-85-23-131z">
          <text:p/>
        </draw:path>
        <draw:frame draw:style-name="gr7" draw:text-style-name="P10" draw:layer="Layer4" svg:width="4.444cm" svg:height="1.132cm" svg:x="60.19cm" svg:y="24.446cm">
          <draw:text-box>
            <text:p text:style-name="P6"><text:span text:style-name="T4">Ventas</text:span></text:p>
          </draw:text-box>
        </draw:frame>
        <draw:line draw:style-name="gr14" draw:text-style-name="P8" draw:layer="Layer4" svg:x1="96.315cm" svg:y1="0.298cm" svg:x2="96.202cm" svg:y2="19.367cm">
          <text:p/>
        </draw:line>
        <draw:line draw:style-name="gr14" draw:text-style-name="P8" draw:layer="Layer4" svg:x1="112.795cm" svg:y1="0cm" svg:x2="112.682cm" svg:y2="19.069cm">
          <text:p/>
        </draw:line>
        <draw:line draw:style-name="gr14" draw:text-style-name="P8" draw:layer="Layer4" svg:x1="96.52cm" svg:y1="19.367cm" svg:x2="112.712cm" svg:y2="19.367cm">
          <text:p/>
        </draw:line>
        <draw:line draw:style-name="gr14" draw:text-style-name="P8" draw:layer="Layer4" svg:x1="96.837cm" svg:y1="0cm" svg:x2="113.029cm" svg:y2="0cm">
          <text:p/>
        </draw:line>
        <draw:path draw:style-name="gr15" draw:text-style-name="P14" draw:layer="Layer4" svg:width="5.681cm" svg:height="1.585cm" draw:transform="skewX (-0.0308923277602996) translate (101.908987020422cm 20.6389053039821cm)" svg:viewBox="0 0 5682 1586" svg:d="M0 264c0-47 8-91 24-132 15-41 37-73 64-97 26-23 56-35 86-35h5334c31 0 60 12 87 36 27 23 48 57 64 97 15 40 23 85 23 131v1058c0 46-7 91-23 131-15 41-37 73-64 97-27 23-56 36-87 36h-5334c-31 0-60-12-87-36-27-23-48-56-64-97-15-40-23-85-23-131z">
          <text:p/>
        </draw:path>
        <draw:frame draw:style-name="gr7" draw:text-style-name="P10" draw:layer="Layer4" svg:width="4.444cm" svg:height="1.132cm" svg:x="103.387cm" svg:y="20.955cm">
          <draw:text-box>
            <text:p text:style-name="P6"><text:span text:style-name="T4">Caja</text:span></text:p>
          </draw:text-box>
        </draw:frame>
        <draw:line draw:style-name="gr16" draw:text-style-name="P8" draw:layer="Layer5" svg:x1="82.867cm" svg:y1="33.655cm" svg:x2="82.571cm" svg:y2="61.566cm">
          <text:p/>
        </draw:line>
        <draw:line draw:style-name="gr16" draw:text-style-name="P8" draw:layer="Layer5" svg:x1="118.427cm" svg:y1="33.972cm" svg:x2="118.131cm" svg:y2="61.883cm">
          <text:p/>
        </draw:line>
        <draw:line draw:style-name="gr16" draw:text-style-name="P8" draw:layer="Layer5" svg:x1="83.268cm" svg:y1="33.337cm" svg:x2="118.51cm" svg:y2="33.655cm">
          <text:p/>
        </draw:line>
        <draw:line draw:style-name="gr16" draw:text-style-name="P8" draw:layer="Layer5" svg:x1="82.868cm" svg:y1="61.277cm" svg:x2="118.11cm" svg:y2="61.595cm">
          <text:p/>
        </draw:line>
        <draw:path draw:style-name="gr17" draw:text-style-name="P15" draw:layer="Layer5" svg:width="6.944cm" svg:height="1.585cm" draw:transform="skewX (-0.037873644768277) translate (98.4150444652425cm 31.1159053039821cm)" svg:viewBox="0 0 6945 1586" svg:d="M0 264c0-47 10-91 29-132s46-73 79-97c31-23 68-35 105-35h6519c38 0 73 12 106 36 33 23 59 57 79 97 18 40 28 85 28 131v1058c0 46-9 91-28 131-19 41-46 73-79 97-33 23-68 36-106 36h-6519c-38 0-74-12-107-36-33-23-58-56-78-97-18-40-28-85-28-131z">
          <text:p/>
        </draw:path>
        <draw:frame draw:style-name="gr7" draw:text-style-name="P10" draw:layer="Layer5" svg:width="5.311cm" svg:height="1.132cm" svg:x="99.665cm" svg:y="31.432cm">
          <draw:text-box>
            <text:p text:style-name="P6"><text:span text:style-name="T4">Inventario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Carlito" svg:font-family="Carlito"/>
    <style:font-face style:name="Carlito1" svg:font-family="Carli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4" svg:stroke-color="#069a2e" draw:fill="solid" draw:fill-color="#00a933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 loext:color-lum-mod="100%" loext:color-lum-off="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  <draw:layer draw:name="Layer5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1-04T21:25:14.574744038</dc:date>
    <meta:editing-duration>PT6H27M15S</meta:editing-duration>
    <meta:editing-cycles>20</meta:editing-cycles>
    <meta:document-statistic meta:object-count="199"/>
  </office:meta>
</office:document-meta>
</file>